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ERRON OLIARTE LUCIANO EUGEN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2055655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SATIP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7515939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ERRON OLARTE LUCIANO EUGENI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2055655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201806</text:p>
          </table:table-cell>
          <table:table-cell table:style-name="Tabla2.D3" office:value-type="string">
            <text:p text:style-name="P17">202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7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0T01:23:43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